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glue-point draw:id="6" svg:x="0cm" svg:y="-5cm"/>
          <draw:polyline draw:style-name="gr1" draw:layer="layout" svg:width="4cm" svg:height="0.6cm" svg:x="0cm" svg:y="1.4cm" svg:viewBox="0 0 4001 601" draw:points="0,601 800,601 800,0 3200,0 3200,601 4001,601">
            <text:p/>
          </draw:polyline>
          <draw:line draw:style-name="gr1" draw:layer="layout" svg:x1="0.4cm" svg:y1="1cm" svg:x2="3.6cm" svg:y2="1cm">
            <text:p/>
          </draw:line>
          <draw:line draw:style-name="gr1" draw:layer="layout" svg:x1="2cm" svg:y1="0cm" svg:x2="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nmos_h</dc:title>
    <meta:creation-date>2011-02-07T16:32:3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